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25c8d" officeooo:paragraph-rsid="00025c8d"/>
    </style:style>
    <style:style style:name="P2" style:family="paragraph" style:parent-style-name="Standard">
      <style:text-properties officeooo:rsid="00025c8d" officeooo:paragraph-rsid="00030158"/>
    </style:style>
    <style:style style:name="P3" style:family="paragraph" style:parent-style-name="Standard">
      <style:text-properties officeooo:rsid="00025c8d" officeooo:paragraph-rsid="000449aa"/>
    </style:style>
    <style:style style:name="P4" style:family="paragraph" style:parent-style-name="Standard">
      <style:text-properties officeooo:rsid="00025c8d" officeooo:paragraph-rsid="000982ee"/>
    </style:style>
    <style:style style:name="P5" style:family="paragraph" style:parent-style-name="Standard">
      <style:text-properties officeooo:rsid="00025c8d" officeooo:paragraph-rsid="000ade59"/>
    </style:style>
    <style:style style:name="P6" style:family="paragraph" style:parent-style-name="Standard">
      <style:text-properties officeooo:rsid="00025c8d" officeooo:paragraph-rsid="000ca32d"/>
    </style:style>
    <style:style style:name="P7" style:family="paragraph" style:parent-style-name="Standard">
      <style:text-properties officeooo:rsid="00025c8d" officeooo:paragraph-rsid="000d0760"/>
    </style:style>
    <style:style style:name="P8" style:family="paragraph" style:parent-style-name="Standard">
      <style:text-properties officeooo:paragraph-rsid="00025c8d"/>
    </style:style>
    <style:style style:name="P9" style:family="paragraph" style:parent-style-name="Standard">
      <style:paragraph-properties fo:break-before="page"/>
      <style:text-properties officeooo:rsid="00025c8d" officeooo:paragraph-rsid="000ade59"/>
    </style:style>
    <style:style style:name="P10" style:family="paragraph" style:parent-style-name="Standard">
      <style:paragraph-properties fo:break-before="page"/>
      <style:text-properties officeooo:rsid="00025c8d" officeooo:paragraph-rsid="000449aa"/>
    </style:style>
    <style:style style:name="P11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in" fo:margin-right="0in" fo:margin-top="0in" fo:margin-bottom="0in" fo:line-height="100%" fo:text-indent="0in"/>
    </style:style>
    <style:style style:name="P13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449aa"/>
    </style:style>
    <style:style style:name="T2" style:family="text"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 style:list-style-name="L21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 style:list-style-name="L22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 style:list-style-name="L23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 style:list-style-name="L24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 style:list-style-name="L25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 style:list-style-name="L26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 style:list-style-name="L27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 style:list-style-name="L28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 style:list-style-name="L29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 style:list-style-name="L30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 style:list-style-name="L31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 style:list-style-name="L32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 style:list-style-name="L33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 style:list-style-name="L34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 style:list-style-name="L35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 style:list-style-name="L36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 style:list-style-name="L37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 style:list-style-name="L38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 style:list-style-name="L39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 style:list-style-name="L40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 style:list-style-name="L41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 style:list-style-name="L42">
      <style:graphic-properties draw:stroke="solid" svg:stroke-width="0in" svg:stroke-color="#3465af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 style:list-style-name="L43">
      <style:graphic-properties draw:stroke="solid" svg:stroke-width="0in" svg:stroke-color="#3465af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 style:list-style-name="L44">
      <style:graphic-properties draw:stroke="solid" svg:stroke-width="0in" svg:stroke-color="#3465af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 style:list-style-name="L45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7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 style:list-style-name="L46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5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 style:list-style-name="L47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6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 style:list-style-name="L48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 style:list-style-name="L49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70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 style:list-style-name="L50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 style:list-style-name="L51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5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 style:list-style-name="L52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 style:list-style-name="L53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 style:list-style-name="L54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7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 style:list-style-name="L55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 style:list-style-name="L56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 style:list-style-name="L57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 style:list-style-name="L58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 style:list-style-name="L59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 style:list-style-name="L60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 style:list-style-name="L61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 style:list-style-name="L62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 style:list-style-name="L63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 style:list-style-name="L64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 style:list-style-name="L65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 style:list-style-name="L66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 style:list-style-name="L67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 style:list-style-name="L68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 style:list-style-name="L69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 style:list-style-name="L70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 style:list-style-name="L71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 style:list-style-name="L72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 style:list-style-name="L73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 style:list-style-name="L74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 style:list-style-name="L75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 style:list-style-name="L76">
      <style:graphic-properties draw:stroke="solid" svg:stroke-width="0in" svg:stroke-color="#3465af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" style:family="graphic" style:list-style-name="L77">
      <style:graphic-properties draw:stroke="solid" svg:stroke-width="0in" svg:stroke-color="#3465af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" style:family="graphic" style:list-style-name="L78">
      <style:graphic-properties draw:stroke="solid" svg:stroke-width="0in" svg:stroke-color="#3465af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" style:family="graphic" style:list-style-name="L79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7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 style:list-style-name="L80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5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 style:list-style-name="L81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6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" style:family="graphic" style:list-style-name="L82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" style:family="graphic" style:list-style-name="L83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70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" style:family="graphic" style:list-style-name="L84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" style:family="graphic" style:list-style-name="L85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5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" style:family="graphic" style:list-style-name="L86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" style:family="graphic" style:list-style-name="L87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" style:family="graphic" style:list-style-name="L88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rkkana 3.</text:p>
      <text:p text:style-name="Standard"/>
      <text:p text:style-name="Standard"><draw:frame draw:style-name="fr1" draw:name="Object1" text:anchor-type="as-char" svg:y="-0.1484in" svg:width="0.6138in" svg:height="0.2098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P8"><draw:frame draw:style-name="fr1" draw:name="Object2" text:anchor-type="as-char" svg:y="-0.1484in" svg:width="0.6165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8"/>
      <text:p text:style-name="P8"><draw:frame draw:style-name="fr1" draw:name="Object3" text:anchor-type="as-char" svg:y="-0.1484in" svg:width="0.6193in" svg:height="0.2098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8"/>
      <text:p text:style-name="P8"><draw:frame draw:style-name="fr1" draw:name="Object4" text:anchor-type="as-char" svg:y="-0.1484in" svg:width="0.6181in" svg:height="0.2098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8"/>
      <text:p text:style-name="P8"><draw:frame draw:style-name="fr1" draw:name="Object5" text:anchor-type="as-char" svg:y="-0.1484in" svg:width="0.6134in" svg:height="0.2098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8"/>
      <text:p text:style-name="P8"><draw:frame draw:style-name="fr1" draw:name="Object6" text:anchor-type="as-char" svg:y="-0.1484in" svg:width="0.6201in" svg:height="0.2098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8"/>
      <text:p text:style-name="P1">R3, R2 ja R4 laskettava kolmio-tähti-muunnoksella</text:p>
      <text:p text:style-name="P1"/>
      <text:p text:style-name="P1"><text:span text:style-name="T1">Kahden k</text:span>olmio-tähti-muunnoksen seurauksena merkitään uudet R7, R8 ja R9 <text:span text:style-name="T1">sekä R10, R11 ja R12</text:span></text:p>
      <text:p text:style-name="P1"/>
      <text:p text:style-name="P1"><draw:frame draw:style-name="fr1" draw:name="Object7" text:anchor-type="as-char" svg:y="-0.2693in" svg:width="1.1598in" svg:height="0.4437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1"/>
      <text:p text:style-name="P1"><draw:frame draw:style-name="fr1" draw:name="Object8" text:anchor-type="as-char" svg:y="-0.2693in" svg:width="1.1575in" svg:height="0.4437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1"/>
      <text:p text:style-name="P1"><draw:frame draw:style-name="fr1" draw:name="Object9" text:anchor-type="as-char" svg:y="-0.2693in" svg:width="1.1591in" svg:height="0.4437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1"/>
      <text:p text:style-name="P3"><draw:frame draw:style-name="fr1" draw:name="Object14" text:anchor-type="as-char" svg:y="-0.2693in" svg:width="1.2063in" svg:height="0.4437in" draw:z-index="11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3"/>
      <text:p text:style-name="P3"><draw:frame draw:style-name="fr1" draw:name="Object15" text:anchor-type="as-char" svg:y="-0.2693in" svg:width="1.2008in" svg:height="0.4437in" draw:z-index="12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3"/>
      <text:p text:style-name="P3"><draw:frame draw:style-name="fr1" draw:name="Object16" text:anchor-type="as-char" svg:y="-0.2693in" svg:width="1.2055in" svg:height="0.4437in" draw:z-index="13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1"/>
      <text:p text:style-name="P2"><draw:frame draw:style-name="fr1" draw:name="Object12" text:anchor-type="as-char" svg:y="-0.1484in" svg:width="2.1563in" svg:height="0.2098in" draw:z-index="9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2"/>
      <text:p text:style-name="P2"><draw:frame draw:style-name="fr1" draw:name="Object13" text:anchor-type="as-char" svg:y="-0.1484in" svg:width="1.4862in" svg:height="0.2098in" draw:z-index="10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2"/>
      <text:p text:style-name="P3"><draw:frame draw:style-name="fr1" draw:name="Object10" text:anchor-type="as-char" svg:y="-0.2689in" svg:width="2.5055in" svg:height="0.4429in" draw:z-index="15"><draw:object xlink:href="./Object 10" xlink:type="simple" xlink:show="embed" xlink:actuate="onLoad"/><draw:image xlink:href="./ObjectReplacements/Object 10" xlink:type="simple" xlink:show="embed" xlink:actuate="onLoad"/></draw:frame></text:p>
      <text:p text:style-name="P3"/>
      <text:p text:style-name="P3"><draw:frame draw:style-name="fr1" draw:name="Object11" text:anchor-type="as-char" svg:y="-0.2689in" svg:width="1.3102in" svg:height="0.4429in" draw:z-index="14"><draw:object xlink:href="./Object 11" xlink:type="simple" xlink:show="embed" xlink:actuate="onLoad"/><draw:image xlink:href="./ObjectReplacements/Object 11" xlink:type="simple" xlink:show="embed" xlink:actuate="onLoad"/></draw:frame></text:p>
      <text:p text:style-name="P3"/>
      <text:p text:style-name="P3"><draw:frame draw:style-name="fr1" draw:name="Object17" text:anchor-type="as-char" svg:y="-0.2689in" svg:width="2.7744in" svg:height="0.4429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10"><draw:g text:anchor-type="paragraph" draw:z-index="26" draw:style-name="gr1"><draw:line draw:style-name="gr2" draw:text-style-name="P11" svg:x1="1.2776in" svg:y1="0.65in" svg:x2="4.8252in" svg:y2="0.65in"><text:p/></draw:line><draw:line draw:style-name="gr3" draw:text-style-name="P11" svg:x1="4.8252in" svg:y1="2.5571in" svg:x2="4.8252in" svg:y2="3.5772in"><text:p/></draw:line><draw:line draw:style-name="gr4" draw:text-style-name="P11" svg:x1="4.8252in" svg:y1="3.5327in" svg:x2="4.426in" svg:y2="4.0205in"><text:p/></draw:line><draw:line draw:style-name="gr5" draw:text-style-name="P11" svg:x1="5.313in" svg:y1="4.1535in" svg:x2="4.8252in" svg:y2="3.5327in"><text:p/></draw:line><draw:custom-shape draw:style-name="gr6" draw:text-style-name="P11" svg:width="0.4433in" svg:height="0.976in" svg:x="1.1in" svg:y="3.1335in"><text:p/><draw:enhanced-geometry svg:viewBox="0 0 21600 21600" draw:type="rectangle" draw:enhanced-path="M 0 0 L 21600 0 21600 21600 0 21600 0 0 Z N"/></draw:custom-shape><draw:custom-shape draw:style-name="gr7" draw:text-style-name="P11" svg:width="0.4433in" svg:height="0.976in" svg:x="4.6035in" svg:y="1.5811in"><text:p/><draw:enhanced-geometry svg:viewBox="0 0 21600 21600" draw:type="rectangle" draw:enhanced-path="M 0 0 L 21600 0 21600 21600 0 21600 0 0 Z N"/></draw:custom-shape><draw:line draw:style-name="gr8" draw:text-style-name="P11" svg:x1="4.8252in" svg:y1="0.65in" svg:x2="4.8252in" svg:y2="1.5815in"><text:p/></draw:line><draw:custom-shape draw:style-name="gr9" draw:text-style-name="P11" svg:width="0.4441in" svg:height="0.976in" draw:transform="skewX (0.000698131700797749) rotate (0.785398163397448) translate (5.15208333333333in 4.33402777777778in)"><text:p/><draw:enhanced-geometry svg:viewBox="0 0 21600 21600" draw:mirror-horizontal="false" draw:mirror-vertical="false" draw:type="rectangle" draw:enhanced-path="M 0 0 L 21600 0 21600 21600 0 21600 0 0 Z N"/></draw:custom-shape><draw:custom-shape draw:style-name="gr10" draw:text-style-name="P11" svg:width="0.4441in" svg:height="0.976in" draw:transform="skewX (-0.000698131700797666) rotate (2.35619449019234) translate (3.89722222222222in 4.86319444444444in)"><text:p/><draw:enhanced-geometry svg:viewBox="0 0 21600 21600" draw:mirror-horizontal="false" draw:mirror-vertical="false" draw:type="rectangle" draw:enhanced-path="M 0 0 L 21600 0 21600 21600 0 21600 0 0 Z N"/></draw:custom-shape><draw:line draw:style-name="gr11" draw:text-style-name="P11" svg:x1="4.9583in" svg:y1="7.7433in" svg:x2="4.9583in" svg:y2="6.7232in"><text:p/></draw:line><draw:line draw:style-name="gr12" draw:text-style-name="P11" svg:x1="4.9583in" svg:y1="6.7677in" svg:x2="5.3575in" svg:y2="6.2799in"><text:p/></draw:line><draw:line draw:style-name="gr13" draw:text-style-name="P11" svg:x1="4.4705in" svg:y1="6.1469in" svg:x2="4.9583in" svg:y2="6.7677in"><text:p/></draw:line><draw:custom-shape draw:style-name="gr14" draw:text-style-name="P11" svg:width="0.4433in" svg:height="0.976in" svg:x="4.7366in" svg:y="7.7425in"><text:p/><draw:enhanced-geometry svg:viewBox="0 0 21600 21600" draw:mirror-horizontal="true" draw:mirror-vertical="true" draw:type="rectangle" draw:enhanced-path="M 0 0 L 21600 0 21600 21600 0 21600 0 0 Z N"/></draw:custom-shape><draw:line draw:style-name="gr15" draw:text-style-name="P11" svg:x1="4.9583in" svg:y1="9.6504in" svg:x2="4.9583in" svg:y2="8.7189in"><text:p/></draw:line><draw:custom-shape draw:style-name="gr16" draw:text-style-name="P11" svg:width="0.4441in" svg:height="0.976in" draw:transform="skewX (0.00139626340159551) rotate (0.785398163397448) translate (3.62847222222222in 5.58958333333333in)"><text:p/><draw:enhanced-geometry svg:viewBox="0 0 21600 21600" draw:mirror-horizontal="true" draw:mirror-vertical="true" draw:type="rectangle" draw:enhanced-path="M 0 0 L 21600 0 21600 21600 0 21600 0 0 Z N"/></draw:custom-shape><draw:custom-shape draw:style-name="gr17" draw:text-style-name="P11" svg:width="0.4441in" svg:height="0.976in" draw:transform="skewX (-0.000698131700797666) rotate (2.35619449019234) translate (5.50833333333333in 6.44097222222222in)"><text:p/><draw:enhanced-geometry svg:viewBox="0 0 21600 21600" draw:mirror-horizontal="true" draw:mirror-vertical="true" draw:type="rectangle" draw:enhanced-path="M 0 0 L 21600 0 21600 21600 0 21600 0 0 Z N"/></draw:custom-shape><draw:line draw:style-name="gr18" draw:text-style-name="P11" svg:x1="3.75in" svg:y1="4.7in" svg:x2="3.75in" svg:y2="5.45in"><text:p/></draw:line><draw:line draw:style-name="gr19" draw:text-style-name="P11" svg:x1="6.0138in" svg:y1="4.8358in" svg:x2="6.0138in" svg:y2="5.5858in"><text:p/></draw:line><draw:line draw:style-name="gr20" draw:text-style-name="P11" svg:x1="1.3in" svg:y1="0.65in" svg:x2="1.3in" svg:y2="3.1in"><text:p/></draw:line><draw:line draw:style-name="gr21" draw:text-style-name="P11" svg:x1="1.3in" svg:y1="4.1in" svg:x2="1.3in" svg:y2="9.6in"><text:p/></draw:line><draw:line draw:style-name="gr22" draw:text-style-name="P11" svg:x1="4.95in" svg:y1="9.6in" svg:x2="1.3in" svg:y2="9.6in"><text:p/></draw:line><draw:custom-shape draw:style-name="gr23" draw:text-style-name="P11" svg:width="0.3004in" svg:height="0.2504in" svg:x="4.7in" svg:y="0.9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4" draw:text-style-name="P11" svg:width="0.3004in" svg:height="0.2504in" svg:x="2.7in" svg:y="0.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5" draw:text-style-name="P11" svg:width="0.3004in" svg:height="0.2504in" svg:x="4.8in" svg:y="9.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26" draw:text-style-name="P13" svg:width="1.2504in" svg:height="0.8488in" svg:x="5.25in" svg:y="1.75in"><draw:text-box><text:p text:style-name="P12"><text:span text:style-name="T2">R7</text:span></text:p></draw:text-box></draw:frame><draw:frame draw:style-name="gr27" draw:text-style-name="P13" svg:width="0.9504in" svg:height="0.6488in" svg:x="3in" svg:y="3.65in"><draw:text-box><text:p text:style-name="P12"><text:span text:style-name="T2">R8</text:span></text:p></draw:text-box></draw:frame><draw:frame draw:style-name="gr28" draw:text-style-name="P13" svg:width="1.2807in" svg:height="0.7488in" svg:x="5.75in" svg:y="3.65in"><draw:text-box><text:p text:style-name="P12"><text:span text:style-name="T2">R9</text:span></text:p></draw:text-box></draw:frame><draw:frame draw:style-name="gr29" draw:text-style-name="P13" svg:width="1.2004in" svg:height="0.7988in" svg:x="2.75in" svg:y="5.8in"><draw:text-box><text:p text:style-name="P12"><text:span text:style-name="T2">R11</text:span></text:p></draw:text-box></draw:frame><draw:frame draw:style-name="gr30" draw:text-style-name="P13" svg:width="1.0004in" svg:height="0.8004in" svg:x="5.85in" svg:y="6.4in"><draw:text-box><text:p text:style-name="P12"><text:span text:style-name="T2">R10</text:span></text:p></draw:text-box></draw:frame><draw:frame draw:style-name="gr31" draw:text-style-name="P13" svg:width="1.1004in" svg:height="0.8988in" svg:x="5.3in" svg:y="8.1in"><draw:text-box><text:p text:style-name="P12"><text:span text:style-name="T2">R12</text:span></text:p></draw:text-box></draw:frame><draw:frame draw:style-name="gr32" draw:text-style-name="P13" svg:width="0.9004in" svg:height="0.6488in" svg:x="0in" svg:y="3.35in"><draw:text-box><text:p text:style-name="P12"><text:span text:style-name="T2">R1</text:span></text:p></draw:text-box></draw:frame><draw:frame draw:style-name="gr33" draw:text-style-name="P13" svg:width="0.9504in" svg:height="0.4488in" svg:x="2.1in" svg:y="0in"><draw:text-box><text:p text:style-name="P12"><text:span text:style-name="T2">A</text:span></text:p></draw:text-box></draw:frame><draw:frame draw:style-name="gr34" draw:text-style-name="P13" svg:width="1.1004in" svg:height="0.8988in" svg:x="5.1in" svg:y="0.65in"><draw:text-box><text:p text:style-name="P12"><text:span text:style-name="T2">N</text:span></text:p></draw:text-box></draw:frame><draw:frame draw:style-name="gr35" draw:text-style-name="P13" svg:width="2.5307in" svg:height="0.8488in" svg:x="4.5in" svg:y="9.95in"><draw:text-box><text:p text:style-name="P12"><text:span text:style-name="T2">B</text:span></text:p></draw:text-box></draw:frame></draw:g></text:p>
      <text:p text:style-name="P10"/>
      <text:p text:style-name="P3"/>
      <text:p text:style-name="P7"/>
      <text:p text:style-name="P7"><draw:frame draw:style-name="fr1" draw:name="Object22" text:anchor-type="as-char" svg:y="-0.2693in" svg:width="1.2008in" svg:height="0.4437in" draw:z-index="20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7"/>
      <text:p text:style-name="P7"><draw:frame draw:style-name="fr1" draw:name="Object23" text:anchor-type="as-char" svg:y="-0.2693in" svg:width="1.202in" svg:height="0.4437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7"/>
      <text:p text:style-name="P7"><draw:frame draw:style-name="fr1" draw:name="Object24" text:anchor-type="as-char" svg:y="-0.2693in" svg:width="1.2008in" svg:height="0.4437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7"/>
      <text:p text:style-name="P7"/>
      <text:p text:style-name="P7"><draw:frame draw:style-name="fr1" draw:name="Object25" text:anchor-type="as-char" svg:y="-0.2693in" svg:width="1.2063in" svg:height="0.4437in" draw:z-index="21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7"/>
      <text:p text:style-name="P7"><draw:frame draw:style-name="fr1" draw:name="Object21" text:anchor-type="as-char" svg:y="-0.2693in" svg:width="1.2047in" svg:height="0.4437in" draw:z-index="24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7"/>
      <text:p text:style-name="P7"><draw:frame draw:style-name="fr1" draw:name="Object26" text:anchor-type="as-char" svg:y="-0.2693in" svg:width="1.2043in" svg:height="0.4437in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7"/>
      <text:p text:style-name="P4"><draw:frame draw:style-name="fr1" draw:name="Object19" text:anchor-type="as-char" svg:y="-0.2689in" svg:width="2.6429in" svg:height="0.4429in" draw:z-index="17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4"/>
      <text:p text:style-name="P5"><draw:frame draw:style-name="fr1" draw:name="Object18" text:anchor-type="as-char" svg:y="-0.1728in" svg:width="1.5783in" svg:height="0.2339in" draw:z-index="18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6"><draw:frame draw:style-name="fr1" draw:name="Object20" text:anchor-type="as-char" svg:y="-0.1484in" svg:width="1.2299in" svg:height="0.2098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5"/>
      <text:p text:style-name="P5"/>
      <text:p text:style-name="P9"><draw:g text:anchor-type="paragraph" draw:z-index="27" draw:style-name="gr1"><draw:line draw:style-name="gr36" draw:text-style-name="P11" svg:x1="1.2776in" svg:y1="0.6508in" svg:x2="4.8252in" svg:y2="0.6508in"><text:p/></draw:line><draw:line draw:style-name="gr37" draw:text-style-name="P11" svg:x1="4.8252in" svg:y1="2.5583in" svg:x2="4.8252in" svg:y2="3.5783in"><text:p/></draw:line><draw:line draw:style-name="gr38" draw:text-style-name="P11" svg:x1="4.8252in" svg:y1="3.5335in" svg:x2="4.426in" svg:y2="4.0213in"><text:p/></draw:line><draw:line draw:style-name="gr39" draw:text-style-name="P11" svg:x1="5.313in" svg:y1="4.1543in" svg:x2="4.8252in" svg:y2="3.5335in"><text:p/></draw:line><draw:custom-shape draw:style-name="gr40" draw:text-style-name="P11" svg:width="0.4433in" svg:height="0.976in" svg:x="1.1in" svg:y="3.1343in"><text:p/><draw:enhanced-geometry svg:viewBox="0 0 21600 21600" draw:type="rectangle" draw:enhanced-path="M 0 0 L 21600 0 21600 21600 0 21600 0 0 Z N"/></draw:custom-shape><draw:custom-shape draw:style-name="gr41" draw:text-style-name="P11" svg:width="0.4433in" svg:height="0.976in" svg:x="4.6035in" svg:y="1.5819in"><text:p/><draw:enhanced-geometry svg:viewBox="0 0 21600 21600" draw:type="rectangle" draw:enhanced-path="M 0 0 L 21600 0 21600 21600 0 21600 0 0 Z N"/></draw:custom-shape><draw:line draw:style-name="gr42" draw:text-style-name="P11" svg:x1="4.8252in" svg:y1="0.6508in" svg:x2="4.8252in" svg:y2="1.5823in"><text:p/></draw:line><draw:custom-shape draw:style-name="gr43" draw:text-style-name="P11" svg:width="0.4441in" svg:height="0.976in" draw:transform="skewX (0.000698131700797749) rotate (0.785398163397448) translate (5.15208333333333in 4.33472222222222in)"><text:p/><draw:enhanced-geometry svg:viewBox="0 0 21600 21600" draw:mirror-horizontal="false" draw:mirror-vertical="false" draw:type="rectangle" draw:enhanced-path="M 0 0 L 21600 0 21600 21600 0 21600 0 0 Z N"/></draw:custom-shape><draw:custom-shape draw:style-name="gr44" draw:text-style-name="P11" svg:width="0.4441in" svg:height="0.976in" draw:transform="skewX (-0.000698131700797666) rotate (2.35619449019234) translate (3.89722222222222in 4.86428258967629in)"><text:p/><draw:enhanced-geometry svg:viewBox="0 0 21600 21600" draw:mirror-horizontal="false" draw:mirror-vertical="false" draw:type="rectangle" draw:enhanced-path="M 0 0 L 21600 0 21600 21600 0 21600 0 0 Z N"/></draw:custom-shape><draw:line draw:style-name="gr45" draw:text-style-name="P11" svg:x1="4.9583in" svg:y1="7.7441in" svg:x2="4.9583in" svg:y2="6.724in"><text:p/></draw:line><draw:line draw:style-name="gr46" draw:text-style-name="P11" svg:x1="4.9583in" svg:y1="6.7685in" svg:x2="5.3575in" svg:y2="6.2807in"><text:p/></draw:line><draw:line draw:style-name="gr47" draw:text-style-name="P11" svg:x1="4.4705in" svg:y1="6.1476in" svg:x2="4.9583in" svg:y2="6.7685in"><text:p/></draw:line><draw:custom-shape draw:style-name="gr48" draw:text-style-name="P11" svg:width="0.4433in" svg:height="0.976in" svg:x="4.7366in" svg:y="7.7429in"><text:p/><draw:enhanced-geometry svg:viewBox="0 0 21600 21600" draw:mirror-horizontal="true" draw:mirror-vertical="true" draw:type="rectangle" draw:enhanced-path="M 0 0 L 21600 0 21600 21600 0 21600 0 0 Z N"/></draw:custom-shape><draw:line draw:style-name="gr49" draw:text-style-name="P11" svg:x1="4.9583in" svg:y1="9.6516in" svg:x2="4.9583in" svg:y2="8.7201in"><text:p/></draw:line><draw:custom-shape draw:style-name="gr50" draw:text-style-name="P11" svg:width="0.4441in" svg:height="0.976in" draw:transform="skewX (0.00139626340159551) rotate (0.785398163397448) translate (3.62847222222222in 5.59027777777778in)"><text:p/><draw:enhanced-geometry svg:viewBox="0 0 21600 21600" draw:mirror-horizontal="true" draw:mirror-vertical="true" draw:type="rectangle" draw:enhanced-path="M 0 0 L 21600 0 21600 21600 0 21600 0 0 Z N"/></draw:custom-shape><draw:custom-shape draw:style-name="gr51" draw:text-style-name="P11" svg:width="0.4441in" svg:height="0.976in" draw:transform="skewX (-0.000698131700797666) rotate (2.35619449019234) translate (5.50833333333333in 6.44166666666667in)"><text:p/><draw:enhanced-geometry svg:viewBox="0 0 21600 21600" draw:mirror-horizontal="true" draw:mirror-vertical="true" draw:type="rectangle" draw:enhanced-path="M 0 0 L 21600 0 21600 21600 0 21600 0 0 Z N"/></draw:custom-shape><draw:line draw:style-name="gr52" draw:text-style-name="P11" svg:x1="3.75in" svg:y1="4.7008in" svg:x2="3.75in" svg:y2="5.4508in"><text:p/></draw:line><draw:line draw:style-name="gr53" draw:text-style-name="P11" svg:x1="6.0138in" svg:y1="4.837in" svg:x2="6.0138in" svg:y2="5.587in"><text:p/></draw:line><draw:line draw:style-name="gr54" draw:text-style-name="P11" svg:x1="1.3in" svg:y1="0.6508in" svg:x2="1.3in" svg:y2="3.1008in"><text:p/></draw:line><draw:line draw:style-name="gr55" draw:text-style-name="P11" svg:x1="1.3in" svg:y1="4.1008in" svg:x2="1.3in" svg:y2="9.6008in"><text:p/></draw:line><draw:line draw:style-name="gr56" draw:text-style-name="P11" svg:x1="4.95in" svg:y1="9.6008in" svg:x2="1.3in" svg:y2="9.6008in"><text:p/></draw:line><draw:custom-shape draw:style-name="gr57" draw:text-style-name="P11" svg:width="0.3004in" svg:height="0.2504in" svg:x="4.7in" svg:y="0.950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8" draw:text-style-name="P11" svg:width="0.3004in" svg:height="0.2504in" svg:x="2.7in" svg:y="0.500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9" draw:text-style-name="P11" svg:width="0.3004in" svg:height="0.2504in" svg:x="4.8in" svg:y="9.500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60" draw:text-style-name="P13" svg:width="1.2504in" svg:height="0.8488in" svg:x="5.25in" svg:y="1.7508in"><draw:text-box><text:p text:style-name="P12"><text:span text:style-name="T2">R13</text:span></text:p></draw:text-box></draw:frame><draw:frame draw:style-name="gr61" draw:text-style-name="P13" svg:width="0.9504in" svg:height="0.6488in" svg:x="3in" svg:y="3.6508in"><draw:text-box><text:p text:style-name="P12"><text:span text:style-name="T2">R14</text:span></text:p></draw:text-box></draw:frame><draw:frame draw:style-name="gr62" draw:text-style-name="P13" svg:width="1.2807in" svg:height="0.7488in" svg:x="5.75in" svg:y="3.6508in"><draw:text-box><text:p text:style-name="P12"><text:span text:style-name="T2">R15</text:span></text:p></draw:text-box></draw:frame><draw:frame draw:style-name="gr63" draw:text-style-name="P13" svg:width="1.2004in" svg:height="0.7988in" svg:x="2.75in" svg:y="5.8008in"><draw:text-box><text:p text:style-name="P12"><text:span text:style-name="T2">R16</text:span></text:p></draw:text-box></draw:frame><draw:frame draw:style-name="gr64" draw:text-style-name="P13" svg:width="1.0004in" svg:height="0.8004in" svg:x="5.85in" svg:y="6.4008in"><draw:text-box><text:p text:style-name="P12"><text:span text:style-name="T2">R17</text:span></text:p></draw:text-box></draw:frame><draw:frame draw:style-name="gr65" draw:text-style-name="P13" svg:width="1.1004in" svg:height="0.8988in" svg:x="5.3in" svg:y="8.1008in"><draw:text-box><text:p text:style-name="P12"><text:span text:style-name="T2">R18</text:span></text:p></draw:text-box></draw:frame><draw:frame draw:style-name="gr66" draw:text-style-name="P13" svg:width="0.9004in" svg:height="0.6488in" svg:x="0in" svg:y="3.3508in"><draw:text-box><text:p text:style-name="P12"><text:span text:style-name="T2">R2</text:span></text:p></draw:text-box></draw:frame><draw:frame draw:style-name="gr67" draw:text-style-name="P13" svg:width="0.9504in" svg:height="0.4488in" svg:x="2.1in" svg:y="0.0008in"><draw:text-box><text:p text:style-name="P12"><text:span text:style-name="T2">A</text:span></text:p></draw:text-box></draw:frame><draw:frame draw:style-name="gr68" draw:text-style-name="P13" svg:width="1.1004in" svg:height="0.8988in" svg:x="5.1in" svg:y="0.6508in"><draw:text-box><text:p text:style-name="P12"><text:span text:style-name="T2">V</text:span></text:p></draw:text-box></draw:frame><draw:frame draw:style-name="gr69" draw:text-style-name="P13" svg:width="1.2504in" svg:height="0.6988in" svg:x="4.6992in" svg:y="9.85in"><draw:text-box><text:p text:style-name="P12"><text:span text:style-name="T2">C</text:span></text:p></draw:text-box></draw:frame></draw:g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astra </meta:initial-creator>
    <meta:creation-date>2014-02-06T20:11:15.496446206</meta:creation-date>
    <meta:generator>LibreOffice/4.1.3.2$Linux_X86_64 LibreOffice_project/410m0$Build-2</meta:generator>
    <dc:date>2014-02-06T23:30:52.000636306</dc:date>
    <dc:creator>blastra </dc:creator>
    <meta:editing-duration>PT2H49M6S</meta:editing-duration>
    <meta:editing-cycles>5</meta:editing-cycles>
    <meta:document-statistic meta:table-count="0" meta:image-count="0" meta:object-count="26" meta:page-count="5" meta:paragraph-count="29" meta:word-count="22" meta:character-count="152" meta:non-whitespace-character-count="133"/>
  </office:meta>
</office:document-meta>
</file>

<file path=Object 1/content.xml><?xml version="1.0" encoding="utf-8"?>
<math xmlns="http://www.w3.org/1998/Math/MathML">
  <semantics>
    <mrow>
      <mrow>
        <msub>
          <mi>R</mi>
          <mn>1</mn>
        </msub>
        <mo stretchy="false">=</mo>
        <mn>3</mn>
      </mrow>
      <mo stretchy="false">Ω</mo>
    </mrow>
    <annotation encoding="StarMath 5.0">R_1 = 3%OMEGA</annotation>
  </semantics>
</math>
</file>

<file path=Object 10/content.xml><?xml version="1.0" encoding="utf-8"?>
<math xmlns="http://www.w3.org/1998/Math/MathML">
  <semantics>
    <mrow>
      <mrow>
        <msub>
          <mi>R</mi>
          <mi mathvariant="italic">NB</mi>
        </msub>
        <mo stretchy="false">=</mo>
        <mrow>
          <mrow>
            <msub>
              <mi>B</mi>
              <mn>7</mn>
            </msub>
            <mo stretchy="false">+</mo>
            <msup>
              <mrow>
                <mo stretchy="false">(</mo>
                <mrow>
                  <mrow>
                    <mfrac>
                      <mrow>
                        <mn>1</mn>
                      </mrow>
                      <mrow>
                        <mrow>
                          <msub>
                            <mi>R</mi>
                            <mn>9</mn>
                          </msub>
                          <mo stretchy="false">+</mo>
                          <msub>
                            <mi>R</mi>
                            <mn>10</mn>
                          </msub>
                        </mrow>
                      </mrow>
                    </mfrac>
                    <mo stretchy="false">+</mo>
                    <mfrac>
                      <mrow>
                        <mn>1</mn>
                      </mrow>
                      <mrow>
                        <mrow>
                          <msub>
                            <mi>R</mi>
                            <mn>8</mn>
                          </msub>
                          <mo stretchy="false">+</mo>
                          <msub>
                            <mi>R</mi>
                            <mn>11</mn>
                          </msub>
                        </mrow>
                      </mrow>
                    </mfrac>
                  </mrow>
                </mrow>
                <mo stretchy="false">)</mo>
              </mrow>
              <mrow>
                <mo stretchy="false">−</mo>
                <mn>1</mn>
              </mrow>
            </msup>
          </mrow>
          <mo stretchy="false">+</mo>
          <msub>
            <mi>R</mi>
            <mn>12</mn>
          </msub>
        </mrow>
      </mrow>
    </mrow>
    <annotation encoding="StarMath 5.0">R_NB =B_7 +  ({1} over {R_9 + R_10} + {1} over {R_8 + R_11})^-1 + R_12</annotation>
  </semantics>
</math>
</file>

<file path=Object 11/content.xml><?xml version="1.0" encoding="utf-8"?>
<math xmlns="http://www.w3.org/1998/Math/MathML">
  <semantics>
    <mrow>
      <mrow>
        <msub>
          <mi>R</mi>
          <mi mathvariant="italic">AB</mi>
        </msub>
        <mo stretchy="false">=</mo>
        <msup>
          <mrow>
            <mo stretchy="false">(</mo>
            <mrow>
              <mrow>
                <mfrac>
                  <mrow>
                    <mn>1</mn>
                  </mrow>
                  <mrow>
                    <msub>
                      <mi>R</mi>
                      <mi mathvariant="italic">NB</mi>
                    </msub>
                  </mrow>
                </mfrac>
                <mo stretchy="false">+</mo>
                <mfrac>
                  <mrow>
                    <mn>1</mn>
                  </mrow>
                  <mrow>
                    <msub>
                      <mi>R</mi>
                      <mn>1</mn>
                    </msub>
                  </mrow>
                </mfrac>
              </mrow>
            </mrow>
            <mo stretchy="false">)</mo>
          </mrow>
          <mrow>
            <mo stretchy="false">−</mo>
            <mn>1</mn>
          </mrow>
        </msup>
      </mrow>
    </mrow>
    <annotation encoding="StarMath 5.0">R_AB = ({1} over {R_NB} + {1} over {R_1})^-1</annotation>
  </semantics>
</math>
</file>

<file path=Object 12/content.xml><?xml version="1.0" encoding="utf-8"?>
<math xmlns="http://www.w3.org/1998/Math/MathML">
  <semantics>
    <mrow>
      <mrow>
        <mrow>
          <mrow>
            <mrow>
              <msub>
                <mi>R</mi>
                <mn>7</mn>
              </msub>
              <mo stretchy="false">=</mo>
              <msub>
                <mi>R</mi>
                <mn>9</mn>
              </msub>
            </mrow>
            <mo stretchy="false">=</mo>
            <msub>
              <mi>R</mi>
              <mn>10</mn>
            </msub>
          </mrow>
          <mo stretchy="false">=</mo>
          <msub>
            <mi>R</mi>
            <mn>12</mn>
          </msub>
        </mrow>
        <mo stretchy="false">=</mo>
        <mn>0.8333</mn>
      </mrow>
      <mn>...</mn>
      <mo stretchy="false">Ω</mo>
    </mrow>
    <annotation encoding="StarMath 5.0">R_7 = R_9 = R_10 = R_12 = 0.8333...%OMEGA</annotation>
  </semantics>
</math>
</file>

<file path=Object 13/content.xml><?xml version="1.0" encoding="utf-8"?>
<math xmlns="http://www.w3.org/1998/Math/MathML">
  <semantics>
    <mrow>
      <mrow>
        <mrow>
          <msub>
            <mi>R</mi>
            <mn>8</mn>
          </msub>
          <mo stretchy="false">=</mo>
          <msub>
            <mi>R</mi>
            <mn>11</mn>
          </msub>
        </mrow>
        <mo stretchy="false">=</mo>
        <mn>2.0833</mn>
      </mrow>
      <mn>...</mn>
      <mo stretchy="false">Ω</mo>
    </mrow>
    <annotation encoding="StarMath 5.0">R_8 = R_11 = 2.0833...%OMEGA</annotation>
  </semantics>
</math>
</file>

<file path=Object 14/content.xml><?xml version="1.0" encoding="utf-8"?>
<math xmlns="http://www.w3.org/1998/Math/MathML">
  <semantics>
    <mrow>
      <mrow>
        <msub>
          <mi>R</mi>
          <mn>10</mn>
        </msub>
        <mo stretchy="false">=</mo>
        <mfrac>
          <mrow>
            <mrow>
              <msub>
                <mi>R</mi>
                <mn>6</mn>
              </msub>
              <mo stretchy="false">⋅</mo>
              <msub>
                <mi>R</mi>
                <mn>5</mn>
              </msub>
            </mrow>
          </mrow>
          <mrow>
            <mrow>
              <mrow>
                <msub>
                  <mi>R</mi>
                  <mn>6</mn>
                </msub>
                <mo stretchy="false">+</mo>
                <msub>
                  <mi>R</mi>
                  <mn>5</mn>
                </msub>
              </mrow>
              <mo stretchy="false">+</mo>
              <msub>
                <mi>R</mi>
                <mn>4</mn>
              </msub>
            </mrow>
          </mrow>
        </mfrac>
      </mrow>
    </mrow>
    <annotation encoding="StarMath 5.0">R_10 = {R_6 cdot R_5} over {R_6 + R_5 + R_4} </annotation>
  </semantics>
</math>
</file>

<file path=Object 15/content.xml><?xml version="1.0" encoding="utf-8"?>
<math xmlns="http://www.w3.org/1998/Math/MathML">
  <semantics>
    <mrow>
      <mrow>
        <msub>
          <mi>R</mi>
          <mn>11</mn>
        </msub>
        <mo stretchy="false">=</mo>
        <mfrac>
          <mrow>
            <mrow>
              <msub>
                <mi>R</mi>
                <mn>6</mn>
              </msub>
              <mo stretchy="false">⋅</mo>
              <msub>
                <mi>R</mi>
                <mn>4</mn>
              </msub>
            </mrow>
          </mrow>
          <mrow>
            <mrow>
              <mrow>
                <msub>
                  <mi>R</mi>
                  <mn>6</mn>
                </msub>
                <mo stretchy="false">+</mo>
                <msub>
                  <mi>R</mi>
                  <mn>5</mn>
                </msub>
              </mrow>
              <mo stretchy="false">+</mo>
              <msub>
                <mi>R</mi>
                <mn>4</mn>
              </msub>
            </mrow>
          </mrow>
        </mfrac>
      </mrow>
    </mrow>
    <annotation encoding="StarMath 5.0">R_11 = {R_6 cdot R_4} over {R_6 + R_5 + R_4} </annotation>
  </semantics>
</math>
</file>

<file path=Object 16/content.xml><?xml version="1.0" encoding="utf-8"?>
<math xmlns="http://www.w3.org/1998/Math/MathML">
  <semantics>
    <mrow>
      <mrow>
        <msub>
          <mi>R</mi>
          <mn>12</mn>
        </msub>
        <mo stretchy="false">=</mo>
        <mfrac>
          <mrow>
            <mrow>
              <msub>
                <mi>R</mi>
                <mn>4</mn>
              </msub>
              <mo stretchy="false">⋅</mo>
              <msub>
                <mi>R</mi>
                <mn>5</mn>
              </msub>
            </mrow>
          </mrow>
          <mrow>
            <mrow>
              <mrow>
                <msub>
                  <mi>R</mi>
                  <mn>6</mn>
                </msub>
                <mo stretchy="false">+</mo>
                <msub>
                  <mi>R</mi>
                  <mn>5</mn>
                </msub>
              </mrow>
              <mo stretchy="false">+</mo>
              <msub>
                <mi>R</mi>
                <mn>4</mn>
              </msub>
            </mrow>
          </mrow>
        </mfrac>
      </mrow>
    </mrow>
    <annotation encoding="StarMath 5.0">R_12 = {R_4 cdot R_5} over {R_6 + R_5 + R_4} </annotation>
  </semantics>
</math>
</file>

<file path=Object 17/content.xml><?xml version="1.0" encoding="utf-8"?>
<math xmlns="http://www.w3.org/1998/Math/MathML">
  <semantics>
    <mrow>
      <mrow>
        <mrow>
          <msub>
            <mi>R</mi>
            <mi mathvariant="italic">AB</mi>
          </msub>
          <mo stretchy="false">=</mo>
          <msup>
            <mrow>
              <mo stretchy="false">(</mo>
              <mrow>
                <mrow>
                  <mfrac>
                    <mrow>
                      <mn>1</mn>
                    </mrow>
                    <mrow>
                      <msub>
                        <mi>R</mi>
                        <mi mathvariant="italic">NB</mi>
                      </msub>
                    </mrow>
                  </mfrac>
                  <mo stretchy="false">+</mo>
                  <mfrac>
                    <mrow>
                      <mn>1</mn>
                    </mrow>
                    <mrow>
                      <msub>
                        <mi>R</mi>
                        <mn>1</mn>
                      </msub>
                    </mrow>
                  </mfrac>
                </mrow>
              </mrow>
              <mo stretchy="false">)</mo>
            </mrow>
            <mrow>
              <mo stretchy="false">−</mo>
              <mn>1</mn>
            </mrow>
          </msup>
        </mrow>
        <mo stretchy="false">=</mo>
        <mn>1.4769</mn>
      </mrow>
      <mn>...</mn>
      <mrow>
        <mo stretchy="false">Ω</mo>
        <mo stretchy="false">≈</mo>
        <mn>1.47</mn>
      </mrow>
      <mo stretchy="false">Ω</mo>
    </mrow>
    <annotation encoding="StarMath 5.0">R_AB = ({1} over {R_NB} + {1} over {R_1})^-1 = 1.4769...%OMEGA approx 1.47%OMEGA</annotation>
  </semantics>
</math>
</file>

<file path=Object 18/content.xml><?xml version="1.0" encoding="utf-8"?>
<math xmlns="http://www.w3.org/1998/Math/MathML">
  <semantics>
    <mrow>
      <mrow>
        <msub>
          <mi>R</mi>
          <mi mathvariant="italic">AC</mi>
        </msub>
        <mo stretchy="false">=</mo>
        <msup>
          <mrow>
            <mo stretchy="false">(</mo>
            <mrow>
              <mrow>
                <mrow>
                  <mn>1</mn>
                  <mo stretchy="false">/</mo>
                  <msub>
                    <mi>R</mi>
                    <mn>2</mn>
                  </msub>
                </mrow>
                <mo stretchy="false">+</mo>
                <mrow>
                  <mn>1</mn>
                  <mo stretchy="false">/</mo>
                  <msub>
                    <mi>R</mi>
                    <mi mathvariant="italic">AC</mi>
                  </msub>
                </mrow>
              </mrow>
            </mrow>
            <mo stretchy="false">)</mo>
          </mrow>
          <mrow>
            <mo stretchy="false">−</mo>
            <mn>1</mn>
          </mrow>
        </msup>
      </mrow>
    </mrow>
    <annotation encoding="StarMath 5.0">R_AC = (1/R_2 + 1/R_AC)^-1</annotation>
  </semantics>
</math>
</file>

<file path=Object 19/content.xml><?xml version="1.0" encoding="utf-8"?>
<math xmlns="http://www.w3.org/1998/Math/MathML">
  <semantics>
    <mrow>
      <mrow>
        <msub>
          <mi>R</mi>
          <mi mathvariant="italic">VB</mi>
        </msub>
        <mo stretchy="false">=</mo>
        <mrow>
          <mrow>
            <msub>
              <mi>B</mi>
              <mn>13</mn>
            </msub>
            <mo stretchy="false">+</mo>
            <msup>
              <mrow>
                <mo stretchy="false">(</mo>
                <mrow>
                  <mrow>
                    <mfrac>
                      <mrow>
                        <mn>1</mn>
                      </mrow>
                      <mrow>
                        <mrow>
                          <msub>
                            <mi>R</mi>
                            <mn>14</mn>
                          </msub>
                          <mo stretchy="false">+</mo>
                          <msub>
                            <mi>R</mi>
                            <mn>16</mn>
                          </msub>
                        </mrow>
                      </mrow>
                    </mfrac>
                    <mo stretchy="false">+</mo>
                    <mfrac>
                      <mrow>
                        <mn>1</mn>
                      </mrow>
                      <mrow>
                        <mrow>
                          <msub>
                            <mi>R</mi>
                            <mn>15</mn>
                          </msub>
                          <mo stretchy="false">+</mo>
                          <msub>
                            <mi>R</mi>
                            <mn>17</mn>
                          </msub>
                        </mrow>
                      </mrow>
                    </mfrac>
                  </mrow>
                </mrow>
                <mo stretchy="false">)</mo>
              </mrow>
              <mrow>
                <mo stretchy="false">−</mo>
                <mn>1</mn>
              </mrow>
            </msup>
          </mrow>
          <mo stretchy="false">+</mo>
          <msub>
            <mi>R</mi>
            <mn>18</mn>
          </msub>
        </mrow>
      </mrow>
    </mrow>
    <annotation encoding="StarMath 5.0">R_VB =B_13 +  ({1} over {R_14 + R_16} + {1} over {R_15 + R_17})^-1 + R_18</annotation>
  </semantics>
</math>
</file>

<file path=Object 2/content.xml><?xml version="1.0" encoding="utf-8"?>
<math xmlns="http://www.w3.org/1998/Math/MathML">
  <semantics>
    <mrow>
      <mrow>
        <msub>
          <mi>R</mi>
          <mn>2</mn>
        </msub>
        <mo stretchy="false">=</mo>
        <mn>5</mn>
      </mrow>
      <mo stretchy="false">Ω</mo>
    </mrow>
    <annotation encoding="StarMath 5.0">R_2 = 5%OMEGA</annotation>
  </semantics>
</math>
</file>

<file path=Object 20/content.xml><?xml version="1.0" encoding="utf-8"?>
<math xmlns="http://www.w3.org/1998/Math/MathML">
  <semantics>
    <mrow>
      <mrow>
        <msub>
          <mi>R</mi>
          <mi mathvariant="italic">AC</mi>
        </msub>
        <mo stretchy="false">=</mo>
        <mn>2.1885</mn>
      </mrow>
      <mn>...</mn>
      <mo stretchy="false">Ω</mo>
    </mrow>
    <annotation encoding="StarMath 5.0">R_AC = 2.1885...%OMEGA</annotation>
  </semantics>
</math>
</file>

<file path=Object 21/content.xml><?xml version="1.0" encoding="utf-8"?>
<math xmlns="http://www.w3.org/1998/Math/MathML">
  <semantics>
    <mrow>
      <mrow>
        <msub>
          <mi>R</mi>
          <mn>17</mn>
        </msub>
        <mo stretchy="false">=</mo>
        <mfrac>
          <mrow>
            <mrow>
              <msub>
                <mi>R</mi>
                <mn>5</mn>
              </msub>
              <mo stretchy="false">⋅</mo>
              <msub>
                <mi>R</mi>
                <mn>6</mn>
              </msub>
            </mrow>
          </mrow>
          <mrow>
            <mrow>
              <mrow>
                <msub>
                  <mi>R</mi>
                  <mn>4</mn>
                </msub>
                <mo stretchy="false">+</mo>
                <msub>
                  <mi>R</mi>
                  <mn>6</mn>
                </msub>
              </mrow>
              <mo stretchy="false">+</mo>
              <msub>
                <mi>R</mi>
                <mn>5</mn>
              </msub>
            </mrow>
          </mrow>
        </mfrac>
      </mrow>
    </mrow>
    <annotation encoding="StarMath 5.0">R_17 = {R_5 cdot R_6} over {R_4 + R_6 + R_5} </annotation>
  </semantics>
</math>
</file>

<file path=Object 22/content.xml><?xml version="1.0" encoding="utf-8"?>
<math xmlns="http://www.w3.org/1998/Math/MathML">
  <semantics>
    <mrow>
      <mrow>
        <msub>
          <mi>R</mi>
          <mn>13</mn>
        </msub>
        <mo stretchy="false">=</mo>
        <mfrac>
          <mrow>
            <mrow>
              <msub>
                <mi>R</mi>
                <mn>3</mn>
              </msub>
              <mo stretchy="false">⋅</mo>
              <msub>
                <mi>R</mi>
                <mn>1</mn>
              </msub>
            </mrow>
          </mrow>
          <mrow>
            <mrow>
              <mrow>
                <msub>
                  <mi>R</mi>
                  <mn>3</mn>
                </msub>
                <mo stretchy="false">+</mo>
                <msub>
                  <mi>R</mi>
                  <mn>1</mn>
                </msub>
              </mrow>
              <mo stretchy="false">+</mo>
              <msub>
                <mi>R</mi>
                <mn>6</mn>
              </msub>
            </mrow>
          </mrow>
        </mfrac>
      </mrow>
    </mrow>
    <annotation encoding="StarMath 5.0">R_13 = {R_3 cdot R_1} over {R_3 + R_1 + R_6} </annotation>
  </semantics>
</math>
</file>

<file path=Object 23/content.xml><?xml version="1.0" encoding="utf-8"?>
<math xmlns="http://www.w3.org/1998/Math/MathML">
  <semantics>
    <mrow>
      <mrow>
        <msub>
          <mi>R</mi>
          <mn>14</mn>
        </msub>
        <mo stretchy="false">=</mo>
        <mfrac>
          <mrow>
            <mrow>
              <msub>
                <mi>R</mi>
                <mn>3</mn>
              </msub>
              <mo stretchy="false">⋅</mo>
              <msub>
                <mi>R</mi>
                <mn>6</mn>
              </msub>
            </mrow>
          </mrow>
          <mrow>
            <mrow>
              <mrow>
                <msub>
                  <mi>R</mi>
                  <mn>3</mn>
                </msub>
                <mo stretchy="false">+</mo>
                <msub>
                  <mi>R</mi>
                  <mn>1</mn>
                </msub>
              </mrow>
              <mo stretchy="false">+</mo>
              <msub>
                <mi>R</mi>
                <mn>6</mn>
              </msub>
            </mrow>
          </mrow>
        </mfrac>
      </mrow>
    </mrow>
    <annotation encoding="StarMath 5.0">R_14 = {R_3 cdot R_6} over {R_3 + R_1 + R_6} </annotation>
  </semantics>
</math>
</file>

<file path=Object 24/content.xml><?xml version="1.0" encoding="utf-8"?>
<math xmlns="http://www.w3.org/1998/Math/MathML">
  <semantics>
    <mrow>
      <mrow>
        <msub>
          <mi>R</mi>
          <mn>15</mn>
        </msub>
        <mo stretchy="false">=</mo>
        <mfrac>
          <mrow>
            <mrow>
              <msub>
                <mi>R</mi>
                <mn>1</mn>
              </msub>
              <mo stretchy="false">⋅</mo>
              <msub>
                <mi>R</mi>
                <mn>6</mn>
              </msub>
            </mrow>
          </mrow>
          <mrow>
            <mrow>
              <mrow>
                <msub>
                  <mi>R</mi>
                  <mn>3</mn>
                </msub>
                <mo stretchy="false">+</mo>
                <msub>
                  <mi>R</mi>
                  <mn>1</mn>
                </msub>
              </mrow>
              <mo stretchy="false">+</mo>
              <msub>
                <mi>R</mi>
                <mn>6</mn>
              </msub>
            </mrow>
          </mrow>
        </mfrac>
      </mrow>
    </mrow>
    <annotation encoding="StarMath 5.0">R_15 = {R_1 cdot R_6} over {R_3 + R_1 + R_6} </annotation>
  </semantics>
</math>
</file>

<file path=Object 25/content.xml><?xml version="1.0" encoding="utf-8"?>
<math xmlns="http://www.w3.org/1998/Math/MathML">
  <semantics>
    <mrow>
      <mrow>
        <msub>
          <mi>R</mi>
          <mn>16</mn>
        </msub>
        <mo stretchy="false">=</mo>
        <mfrac>
          <mrow>
            <mrow>
              <msub>
                <mi>R</mi>
                <mn>5</mn>
              </msub>
              <mo stretchy="false">⋅</mo>
              <msub>
                <mi>R</mi>
                <mn>4</mn>
              </msub>
            </mrow>
          </mrow>
          <mrow>
            <mrow>
              <mrow>
                <msub>
                  <mi>R</mi>
                  <mn>4</mn>
                </msub>
                <mo stretchy="false">+</mo>
                <msub>
                  <mi>R</mi>
                  <mn>6</mn>
                </msub>
              </mrow>
              <mo stretchy="false">+</mo>
              <msub>
                <mi>R</mi>
                <mn>5</mn>
              </msub>
            </mrow>
          </mrow>
        </mfrac>
      </mrow>
    </mrow>
    <annotation encoding="StarMath 5.0">R_16 = {R_5 cdot R_4} over {R_4 + R_6 + R_5} </annotation>
  </semantics>
</math>
</file>

<file path=Object 26/content.xml><?xml version="1.0" encoding="utf-8"?>
<math xmlns="http://www.w3.org/1998/Math/MathML">
  <semantics>
    <mrow>
      <mrow>
        <msub>
          <mi>R</mi>
          <mn>18</mn>
        </msub>
        <mo stretchy="false">=</mo>
        <mfrac>
          <mrow>
            <mrow>
              <msub>
                <mi>R</mi>
                <mn>4</mn>
              </msub>
              <mo stretchy="false">⋅</mo>
              <msub>
                <mi>R</mi>
                <mn>6</mn>
              </msub>
            </mrow>
          </mrow>
          <mrow>
            <mrow>
              <mrow>
                <msub>
                  <mi>R</mi>
                  <mn>4</mn>
                </msub>
                <mo stretchy="false">+</mo>
                <msub>
                  <mi>R</mi>
                  <mn>6</mn>
                </msub>
              </mrow>
              <mo stretchy="false">+</mo>
              <msub>
                <mi>R</mi>
                <mn>5</mn>
              </msub>
            </mrow>
          </mrow>
        </mfrac>
      </mrow>
    </mrow>
    <annotation encoding="StarMath 5.0">R_18 = {R_4 cdot R_6} over {R_4 + R_6 + R_5} </annotation>
  </semantics>
</math>
</file>

<file path=Object 3/content.xml><?xml version="1.0" encoding="utf-8"?>
<math xmlns="http://www.w3.org/1998/Math/MathML">
  <semantics>
    <mrow>
      <mrow>
        <msub>
          <mi>R</mi>
          <mn>3</mn>
        </msub>
        <mo stretchy="false">=</mo>
        <mn>2</mn>
      </mrow>
      <mo stretchy="false">Ω</mo>
    </mrow>
    <annotation encoding="StarMath 5.0">R_3 = 2%OMEGA</annotation>
  </semantics>
</math>
</file>

<file path=Object 4/content.xml><?xml version="1.0" encoding="utf-8"?>
<math xmlns="http://www.w3.org/1998/Math/MathML">
  <semantics>
    <mrow>
      <mrow>
        <msub>
          <mi>R</mi>
          <mn>4</mn>
        </msub>
        <mo stretchy="false">=</mo>
        <mn>5</mn>
      </mrow>
      <mo stretchy="false">Ω</mo>
    </mrow>
    <annotation encoding="StarMath 5.0">R_4 = 5%OMEGA</annotation>
  </semantics>
</math>
</file>

<file path=Object 5/content.xml><?xml version="1.0" encoding="utf-8"?>
<math xmlns="http://www.w3.org/1998/Math/MathML">
  <semantics>
    <mrow>
      <mrow>
        <msub>
          <mi>R</mi>
          <mn>5</mn>
        </msub>
        <mo stretchy="false">=</mo>
        <mn>5</mn>
      </mrow>
      <mo stretchy="false">Ω</mo>
    </mrow>
    <annotation encoding="StarMath 5.0">R_5 = 5%OMEGA</annotation>
  </semantics>
</math>
</file>

<file path=Object 6/content.xml><?xml version="1.0" encoding="utf-8"?>
<math xmlns="http://www.w3.org/1998/Math/MathML">
  <semantics>
    <mrow>
      <mrow>
        <msub>
          <mi>R</mi>
          <mn>6</mn>
        </msub>
        <mo stretchy="false">=</mo>
        <mn>2</mn>
      </mrow>
      <mo stretchy="false">Ω</mo>
    </mrow>
    <annotation encoding="StarMath 5.0">R_6 = 2%OMEGA</annotation>
  </semantics>
</math>
</file>

<file path=Object 7/content.xml><?xml version="1.0" encoding="utf-8"?>
<math xmlns="http://www.w3.org/1998/Math/MathML">
  <semantics>
    <mrow>
      <mrow>
        <msub>
          <mi>R</mi>
          <mn>7</mn>
        </msub>
        <mo stretchy="false">=</mo>
        <mfrac>
          <mrow>
            <mrow>
              <msub>
                <mi>R</mi>
                <mn>2</mn>
              </msub>
              <mo stretchy="false">⋅</mo>
              <msub>
                <mi>R</mi>
                <mn>3</mn>
              </msub>
            </mrow>
          </mrow>
          <mrow>
            <mrow>
              <mrow>
                <msub>
                  <mi>R</mi>
                  <mn>2</mn>
                </msub>
                <mo stretchy="false">+</mo>
                <msub>
                  <mi>R</mi>
                  <mn>3</mn>
                </msub>
              </mrow>
              <mo stretchy="false">+</mo>
              <msub>
                <mi>R</mi>
                <mn>4</mn>
              </msub>
            </mrow>
          </mrow>
        </mfrac>
      </mrow>
    </mrow>
    <annotation encoding="StarMath 5.0">R_7 = {R_2 cdot R_3} over {R_2 + R_3 + R_4} </annotation>
  </semantics>
</math>
</file>

<file path=Object 8/content.xml><?xml version="1.0" encoding="utf-8"?>
<math xmlns="http://www.w3.org/1998/Math/MathML">
  <semantics>
    <mrow>
      <mrow>
        <msub>
          <mi>R</mi>
          <mn>8</mn>
        </msub>
        <mo stretchy="false">=</mo>
        <mfrac>
          <mrow>
            <mrow>
              <msub>
                <mi>R</mi>
                <mn>2</mn>
              </msub>
              <mo stretchy="false">⋅</mo>
              <msub>
                <mi>R</mi>
                <mn>4</mn>
              </msub>
            </mrow>
          </mrow>
          <mrow>
            <mrow>
              <mrow>
                <msub>
                  <mi>R</mi>
                  <mn>2</mn>
                </msub>
                <mo stretchy="false">+</mo>
                <msub>
                  <mi>R</mi>
                  <mn>3</mn>
                </msub>
              </mrow>
              <mo stretchy="false">+</mo>
              <msub>
                <mi>R</mi>
                <mn>4</mn>
              </msub>
            </mrow>
          </mrow>
        </mfrac>
      </mrow>
    </mrow>
    <annotation encoding="StarMath 5.0">R_8 = {R_2 cdot R_4} over {R_2 + R_3 + R_4} </annotation>
  </semantics>
</math>
</file>

<file path=Object 9/content.xml><?xml version="1.0" encoding="utf-8"?>
<math xmlns="http://www.w3.org/1998/Math/MathML">
  <semantics>
    <mrow>
      <mrow>
        <msub>
          <mi>R</mi>
          <mn>9</mn>
        </msub>
        <mo stretchy="false">=</mo>
        <mfrac>
          <mrow>
            <mrow>
              <msub>
                <mi>R</mi>
                <mn>3</mn>
              </msub>
              <mo stretchy="false">⋅</mo>
              <msub>
                <mi>R</mi>
                <mn>4</mn>
              </msub>
            </mrow>
          </mrow>
          <mrow>
            <mrow>
              <mrow>
                <msub>
                  <mi>R</mi>
                  <mn>2</mn>
                </msub>
                <mo stretchy="false">+</mo>
                <msub>
                  <mi>R</mi>
                  <mn>3</mn>
                </msub>
              </mrow>
              <mo stretchy="false">+</mo>
              <msub>
                <mi>R</mi>
                <mn>4</mn>
              </msub>
            </mrow>
          </mrow>
        </mfrac>
      </mrow>
    </mrow>
    <annotation encoding="StarMath 5.0">R_9 = {R_3 cdot R_4} over {R_2 + R_3 + R_4} </annotation>
  </semantics>
</math>
</file>